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version="1.2" manifest:media-type="application/vnd.oasis.opendocument.graphics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"/>
    <style:font-face style:name="Times New Roman" svg:font-family="'Times New Roman'"/>
    <style:font-face style:name="Liberation Serif" svg:font-family="'Liberation Serif'" style:font-family-generic="roman" style:font-pitch="variable"/>
    <style:font-face style:name="Geneva1" svg:font-family="Genev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0" style:font-name="Geneva" fo:font-size="9pt" style:text-underline-style="solid" style:text-underline-width="auto" style:text-underline-color="font-color" style:font-name-asian="Geneva" style:font-size-asian="9pt" style:font-name-complex="Geneva" style:font-size-complex="9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0" style:font-name="Geneva" fo:font-size="9pt" style:font-name-asian="Geneva" style:font-size-asian="9pt" style:font-name-complex="Geneva" style:font-size-complex="9pt"/>
    </style:style>
    <style:style style:name="P4" style:family="paragraph" style:parent-style-name="Standard" style:master-page-name="PM2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/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P5" style:family="paragraph">
      <loext:graphic-properties draw:fill="solid" draw:fill-color="#ffffff" draw:opacity="100%"/>
    </style:style>
    <style:style style:name="P6" style:family="paragraph">
      <loext:graphic-properties draw:fill="none"/>
    </style:style>
    <style:style style:name="P7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8" style:family="paragraph">
      <loext:graphic-properties draw:fill="none"/>
      <style:text-properties style:font-name="Geneva1" fo:font-size="9pt" style:font-size-asian="9pt" style:font-size-complex="9pt"/>
    </style:style>
    <style:style style:name="P9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Geneva1" fo:font-size="9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9pt" style:language-asian="zh" style:country-asian="CN" style:font-style-asian="normal" style:font-weight-asian="normal" style:font-name-complex="Arial Unicode MS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none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Geneva1" fo:font-size="9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9pt" style:language-asian="zh" style:country-asian="CN" style:font-style-asian="normal" style:font-weight-asian="normal" style:font-name-complex="Arial Unicode MS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none" draw:fill-color="#ffffff"/>
      <style:text-properties style:font-name="Geneva1" fo:font-size="9pt" style:font-size-asian="9pt" style:font-size-complex="9pt"/>
    </style:style>
    <style:style style:name="P12" style:family="paragraph">
      <style:text-properties style:text-underline-style="solid" style:text-underline-width="auto" style:text-underline-color="font-color"/>
    </style:style>
    <style:style style:name="P13" style:family="paragraph">
      <loext:graphic-properties draw:fill="none" draw:fill-color="#ffffff"/>
      <style:text-properties style:font-name="Geneva1" fo:font-size="9pt" style:text-underline-style="solid" style:text-underline-width="auto" style:text-underline-color="font-color" style:font-size-asian="9pt" style:font-size-complex="9pt"/>
    </style:style>
    <style:style style:name="T1" style:family="text">
      <style:text-properties fo:color="#000000" style:font-name="Geneva" fo:font-size="9pt" style:text-underline-style="solid" style:text-underline-width="auto" style:text-underline-color="font-color" style:font-name-asian="Geneva" style:font-size-asian="9pt" style:font-name-complex="Geneva" style:font-size-complex="9pt"/>
    </style:style>
    <style:style style:name="T2" style:family="text">
      <style:text-properties fo:color="#000000" style:font-name="Geneva" fo:font-size="9pt" style:font-name-asian="Geneva" style:font-size-asian="9pt" style:font-name-complex="Geneva" style:font-size-complex="9pt"/>
    </style:style>
    <style:style style:name="T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4" style:family="text">
      <style:text-properties style:font-name="Geneva1" fo:font-size="9pt" style:font-size-asian="9pt" style:font-size-complex="9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Geneva1" fo:font-size="9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9pt" style:language-asian="zh" style:country-asian="CN" style:font-style-asian="normal" style:font-weight-asian="normal" style:font-name-complex="Arial Unicode MS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font-name="Geneva1" fo:font-size="9pt" style:text-underline-style="solid" style:text-underline-width="auto" style:text-underline-color="font-color" style:font-size-asian="9pt" style:font-size-complex="9pt"/>
    </style:style>
    <style:style style:name="fr1" style:family="graphic" style:parent-style-name="GraphicStyle_5f_1">
      <style:graphic-properties style:run-through="background" style:wrap="run-through" style:number-wrapped-paragraphs="no-limit" style:vertical-pos="from-top" style:vertical-rel="page" style:horizontal-pos="from-left" style:horizontal-rel="page" draw:ole-draw-aspect="1"/>
    </style:style>
    <style:style style:name="gr1" style:family="graphic">
      <style:graphic-properties draw:stroke="solid" svg:stroke-width="0.0138in" svg:stroke-color="#000000" draw:fill="solid" draw:fill-color="#ffffff" draw:opacity="100%" fo:padding-top="0.0071in" fo:padding-bottom="0.0071in" fo:padding-left="0.0071in" fo:padding-right="0.0071in" draw:shadow="hidden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38in" svg:stroke-color="#000000" draw:fill="none" fo:padding-top="0.0071in" fo:padding-bottom="0.0071in" fo:padding-left="0.0071in" fo:padding-right="0.0071in" draw:shadow="hidden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38in" svg:stroke-color="#000000" draw:marker-end="Marker_5f_0" draw:marker-end-width="0.0693in" draw:marker-end-center="false" draw:fill="none" fo:padding-top="0.0071in" fo:padding-bottom="0.0071in" fo:padding-left="0.0071in" fo:padding-right="0.0071in" draw:shadow="hidden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138in" svg:stroke-color="#000000" draw:marker-end="Marker_5f_0" draw:marker-end-width="0.0693in" draw:marker-end-center="false" draw:fill="none" draw:textarea-vertical-align="bottom" fo:padding-top="0.0071in" fo:padding-bottom="0.0071in" fo:padding-left="0.0071in" fo:padding-right="0.0071in" draw:shadow="hidden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138in" svg:stroke-color="#000000" draw:marker-start="Arrow" draw:marker-start-width="0.0701in" draw:marker-end="" draw:marker-end-width="0.0693in" draw:marker-end-center="false" draw:fill="none" draw:textarea-vertical-align="top" fo:padding-top="0.0071in" fo:padding-bottom="0.0071in" fo:padding-left="0.0071in" fo:padding-right="0.0071in" draw:shadow="hidden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138in" svg:stroke-color="#000000" draw:marker-start="Arrow" draw:marker-start-width="0.0701in" draw:marker-end="" draw:marker-end-width="0.0693in" draw:marker-end-center="false" draw:fill="none" draw:textarea-vertical-align="top" fo:padding-top="0.0071in" fo:padding-bottom="0.0071in" fo:padding-left="0.0071in" fo:padding-right="0.0071in" draw:shadow="hidden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241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33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227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Object2" text:anchor-type="page" text:anchor-page-number="1" svg:x="3.0693in" svg:y="1.2709in" svg:width="1.4299in" svg:height="0.4374in" draw:z-index="3">
        <draw:object xlink:href="./Object 1" xlink:type="simple" xlink:show="embed" xlink:actuate="onLoad"/>
        <draw:image xlink:href="./ObjectReplacements/Object 1" xlink:type="simple" xlink:show="embed" xlink:actuate="onLoad"/>
      </draw:frame>
      <draw:frame draw:style-name="fr1" draw:name="Object3" text:anchor-type="page" text:anchor-page-number="1" svg:x="0.3811in" svg:y="0.4516in" svg:width="0.1571in" svg:height="0.3756in" draw:z-index="4">
        <draw:object xlink:href="./Object 2" xlink:type="simple" xlink:show="embed" xlink:actuate="onLoad"/>
        <draw:image xlink:href="./ObjectReplacements/Object 2" xlink:type="simple" xlink:show="embed" xlink:actuate="onLoad"/>
      </draw:frame>
      <draw:rect text:anchor-type="page" text:anchor-page-number="1" draw:z-index="0" draw:style-name="gr1" draw:text-style-name="P5" svg:width="1.3476in" svg:height="0.4717in" svg:x="1.6945in" svg:y="0.5417in">
        <text:p/>
      </draw:rect>
      <draw:line text:anchor-type="page" text:anchor-page-number="1" draw:z-index="1" draw:style-name="gr2" draw:text-style-name="P6" svg:x1="1.6807in" svg:y1="0.7902in" svg:x2="3.0417in" svg:y2="0.7902in">
        <text:p/>
      </draw:line>
      <draw:line text:anchor-type="page" text:anchor-page-number="1" draw:z-index="2" draw:style-name="gr3" draw:text-style-name="P6" svg:x1="0.6945in" svg:y1="0.722in" svg:x2="1.7016in" svg:y2="0.722in">
        <text:p/>
      </draw:line>
      <draw:line text:anchor-type="page" text:anchor-page-number="1" draw:z-index="5" draw:style-name="gr4" draw:text-style-name="P8" svg:x1="3.0555in" svg:y1="0.611in" svg:x2="4.1252in" svg:y2="1.222in">
        <text:p text:style-name="P7"><text:span text:style-name="T4">getBalance()</text:span></text:p>
      </draw:line>
      <draw:line text:anchor-type="page" text:anchor-page-number="1" draw:z-index="6" draw:style-name="gr5" draw:text-style-name="P10" svg:x1="3.0555in" svg:y1="0.7882in" svg:x2="3.7799in" svg:y2="1.222in">
        <text:p text:style-name="P9"><text:span text:style-name="T5">528.52</text:span></text:p>
      </draw:line>
      <draw:line text:anchor-type="page" text:anchor-page-number="1" draw:z-index="7" draw:style-name="gr6" draw:text-style-name="P10" svg:x1="1.0291in" svg:y1="0.8591in" svg:x2="1.6in" svg:y2="0.8591in">
        <text:p text:style-name="P9"><text:span text:style-name="T5">528.52</text:span></text:p>
      </draw:line>
      <text:p text:style-name="P4"><draw:frame text:anchor-type="paragraph" draw:z-index="8" draw:name="Shape1" draw:style-name="gr7" draw:text-style-name="P11" svg:width="0.6724in" svg:height="0.2421in" svg:x="0.0374in" svg:y="0.6783in"><draw:text-box><text:p><text:span text:style-name="T4">customer</text:span></text:p></draw:text-box></draw:frame><draw:frame text:anchor-type="paragraph" draw:z-index="9" draw:name="Shape1" draw:style-name="gr8" draw:text-style-name="P11" svg:width="0.9933in" svg:height="0.3343in" svg:x="0.5071in" svg:y="0.311in"><draw:text-box><text:p><text:span text:style-name="T4">reportBalance()</text:span></text:p></draw:text-box></draw:frame><draw:frame text:anchor-type="paragraph" draw:z-index="10" draw:name="Shape1" draw:style-name="gr7" draw:text-style-name="P13" svg:width="1.1969in" svg:height="0.2421in" svg:x="1.6508in" svg:y="0.3543in"><draw:text-box><text:p text:style-name="P12"><text:span text:style-name="T6">lobby:ATM</text:span></text:p></draw:text-box></draw:frame><draw:frame text:anchor-type="paragraph" draw:z-index="11" draw:name="Shape1" draw:style-name="gr9" draw:text-style-name="P11" svg:width="1.1961in" svg:height="0.2276in" svg:x="1.561in" svg:y="0.639in"><draw:text-box><text:p><text:span text:style-name="T4">cash = 8650.00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eva" svg:font-family="Geneva"/>
    <style:font-face style:name="Times New Roman" svg:font-family="'Times New Roman'"/>
    <style:font-face style:name="Liberation Serif" svg:font-family="'Liberation Serif'" style:font-family-generic="roman" style:font-pitch="variable"/>
    <style:font-face style:name="Geneva1" svg:font-family="Genev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marker draw:name="Arrow" svg:viewBox="0 0 20 30" svg:d="M10 0l-10 30h20z"/>
    <draw:marker draw:name="Marker_5f_0" draw:display-name="Marker_0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rame_20_contents" style:display-name="Frame contents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GraphicStyle_5f_1" style:display-name="GraphicStyle_1" style:family="graphic">
      <style:graphic-properties svg:x="0in" svg:y="0in" style:vertical-pos="from-top" style:vertical-rel="page" style:horizontal-pos="from-left" style:horizontal-rel="pag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1945in" fo:margin-bottom="0.4028in" fo:margin-left="0.1945in" fo:margin-right="0.36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0.3$MacOSX_X86_64 LibreOffice_project/7074905676c47b82bbcfbea1aeefc84afe1c50e1</meta:generator>
    <dc:date>2017-05-31T23:50:12.670835000</dc:date>
    <meta:editing-duration>PT48S</meta:editing-duration>
    <meta:editing-cycles>1</meta:editing-cycles>
    <meta:document-statistic meta:table-count="0" meta:image-count="0" meta:object-count="2" meta:page-count="1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fill="solid" draw:fill-color="#ffffff" draw:opacity="100%" fo:padding-top="0.142cm" fo:padding-bottom="0.142cm" fo:padding-left="0.267cm" fo:padding-right="0.267cm" draw:shadow="hidden"/>
    </style:style>
    <style:style style:name="gr2" style:family="graphic" style:parent-style-name="standard">
      <style:graphic-properties draw:stroke="none" draw:fill="none" fo:min-height="0.487cm" fo:min-width="2.54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035cm" svg:stroke-color="#000000" draw:fill="none" fo:padding-top="0.142cm" fo:padding-bottom="0.142cm" fo:padding-left="0.267cm" fo:padding-right="0.267cm" draw:shadow="hidden"/>
    </style:style>
    <style:style style:name="gr4" style:family="graphic" style:parent-style-name="standard">
      <style:graphic-properties draw:stroke="none" draw:fill="none" fo:min-height="0.448cm" fo:min-width="2.54cm" fo:padding-top="0cm" fo:padding-bottom="0cm" fo:padding-left="0cm" fo:padding-right="0cm"/>
    </style:style>
    <style:style style:name="P1" style:family="paragraph">
      <loext:graphic-properties draw:fill="solid" draw:fill-color="#ffffff" draw:opacity="100%"/>
    </style:style>
    <style:style style:name="P2" style:family="paragraph">
      <style:paragraph-properties fo:margin-left="0cm" fo:margin-right="0cm" fo:margin-top="0cm" fo:margin-bottom="0cm" fo:line-height="100%" fo:text-align="start" fo:text-indent="0cm"/>
    </style:style>
    <style:style style:name="P3" style:family="paragraph">
      <loext:graphic-properties draw:fill="none"/>
    </style:style>
    <style:style style:name="T1" style:family="text">
      <style:text-properties fo:color="#000000" style:font-name="Geneva" fo:font-size="9pt" style:text-underline-style="solid" style:text-underline-width="auto" style:text-underline-color="font-color" style:font-name-asian="Geneva" style:font-size-asian="9pt" style:font-name-complex="Geneva" style:font-size-complex="9pt"/>
    </style:style>
    <style:style style:name="T2" style:family="text">
      <style:text-properties fo:color="#000000" style:font-name="Geneva" fo:font-size="9pt" style:font-name-asian="Geneva" style:font-size-asian="9pt" style:font-name-complex="Geneva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rect draw:style-name="gr1" draw:text-style-name="P1" draw:layer="layout" svg:width="3.246cm" svg:height="1.094cm" svg:x="0cm" svg:y="0cm">
          <text:p/>
        </draw:rect>
        <draw:frame draw:style-name="gr2" draw:text-style-name="P3" draw:layer="layout" svg:width="3.043cm" svg:height="0.487cm" svg:x="0.118cm" svg:y="0cm">
          <draw:text-box>
            <text:p text:style-name="P2"><text:span text:style-name="T1">customer:Account</text:span></text:p>
          </draw:text-box>
        </draw:frame>
        <draw:line draw:style-name="gr3" draw:text-style-name="P3" draw:layer="layout" svg:x1="0cm" svg:y1="0.536cm" svg:x2="3.248cm" svg:y2="0.536cm">
          <text:p/>
        </draw:line>
        <draw:frame draw:style-name="gr4" draw:text-style-name="P3" draw:layer="layout" svg:width="3.45cm" svg:height="0.448cm" svg:x="0.181cm" svg:y="0.663cm">
          <draw:text-box>
            <text:p text:style-name="P2"><text:span text:style-name="T2">balance = 528.52</text:span>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eva" svg:font-family="Genev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.631cm" fo:page-height="1.1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fill="solid" draw:fill-color="#ffffff" draw:opacity="100%" fo:padding-top="0.142cm" fo:padding-bottom="0.142cm" fo:padding-left="0.267cm" fo:padding-right="0.267cm" draw:shadow="hidden"/>
    </style:style>
    <style:style style:name="gr2" style:family="graphic" style:parent-style-name="standard">
      <style:graphic-properties draw:stroke="solid" svg:stroke-width="0.035cm" svg:stroke-color="#000000" draw:fill="none" fo:padding-top="0.142cm" fo:padding-bottom="0.142cm" fo:padding-left="0.267cm" fo:padding-right="0.267cm" draw:shadow="hidden"/>
    </style:style>
    <style:style style:name="P1" style:family="paragraph">
      <loext:graphic-properties draw:fill="solid" draw:fill-color="#ffffff" draw:opacity="100%"/>
    </style:style>
    <style:style style:name="P2" style:family="paragraph">
      <loext:graphic-properties draw:fill="none"/>
    </style:style>
  </office:automatic-styles>
  <office:body>
    <office:drawing>
      <draw:page draw:name="page1" draw:style-name="dp1" draw:master-page-name="PM0">
        <draw:circle draw:style-name="gr1" draw:text-style-name="P1" draw:layer="layout" svg:width="0.318cm" svg:height="0.318cm" svg:x="0cm" svg:y="0cm">
          <text:p/>
        </draw:circle>
        <draw:line draw:style-name="gr2" draw:text-style-name="P2" draw:layer="layout" svg:x1="0.159cm" svg:y1="0.794cm" svg:x2="0.159cm" svg:y2="0.318cm">
          <text:p/>
        </draw:line>
        <draw:line draw:style-name="gr2" draw:text-style-name="P2" draw:layer="layout" svg:x1="0cm" svg:y1="0.476cm" svg:x2="0.318cm" svg:y2="0.476cm">
          <text:p/>
        </draw:line>
        <draw:line draw:style-name="gr2" draw:text-style-name="P2" draw:layer="layout" svg:x1="0cm" svg:y1="0.953cm" svg:x2="0.159cm" svg:y2="0.794cm">
          <text:p/>
        </draw:line>
        <draw:line draw:style-name="gr2" draw:text-style-name="P2" draw:layer="layout" svg:x1="0.159cm" svg:y1="0.794cm" svg:x2="0.318cm" svg:y2="0.953cm">
          <text:p/>
        </draw:lin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0.318cm" fo:page-height="0.95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